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Thumbnails/thumbnail.png" manifest:media-type="image/png"/>
  <manifest:file-entry manifest:full-path="Object 2/content.xml" manifest:media-type="text/xml"/>
  <manifest:file-entry manifest:full-path="Object 2/manifest.rdf" manifest:media-type="application/rdf+xml"/>
  <manifest:file-entry manifest:full-path="Object 2/styles.xml" manifest:media-type="text/xml"/>
  <manifest:file-entry manifest:full-path="Object 2/settings.xml" manifest:media-type="text/xml"/>
  <manifest:file-entry manifest:full-path="Object 2/" manifest:version="1.2" manifest:media-type="application/vnd.oasis.opendocument.spreadsheet"/>
  <manifest:file-entry manifest:full-path="ObjectReplacements/Object 1" manifest:media-type=""/>
  <manifest:file-entry manifest:full-path="ObjectReplacements/Object 2"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FreeMono" officeooo:rsid="001d258d" officeooo:paragraph-rsid="001d258d"/>
    </style:style>
    <style:style style:name="P2" style:family="paragraph" style:parent-style-name="Standard">
      <style:paragraph-properties fo:text-align="center" style:justify-single-word="false"/>
      <style:text-properties style:font-name="FreeMono" fo:font-size="16pt" fo:font-weight="bold" officeooo:rsid="001d258d" officeooo:paragraph-rsid="001d258d" style:font-size-asian="16pt" style:font-weight-asian="bold" style:font-size-complex="16pt" style:font-weight-complex="bold"/>
    </style:style>
    <style:style style:name="P3" style:family="paragraph" style:parent-style-name="Standard">
      <style:paragraph-properties fo:text-align="center" style:justify-single-word="false"/>
      <style:text-properties style:font-name="FreeMono" fo:font-size="16pt" fo:font-weight="bold" officeooo:rsid="001eee34" officeooo:paragraph-rsid="001eee34" style:font-size-asian="16pt" style:font-weight-asian="bold" style:font-size-complex="16pt" style:font-weight-complex="bold"/>
    </style:style>
    <style:style style:name="P4" style:family="paragraph" style:parent-style-name="Standard">
      <style:paragraph-properties fo:text-align="center" style:justify-single-word="false"/>
      <style:text-properties style:font-name="FreeMono" fo:font-size="16pt" fo:font-weight="bold" officeooo:rsid="00206032" officeooo:paragraph-rsid="00206032" style:font-size-asian="16pt" style:font-weight-asian="bold" style:font-size-complex="16pt" style:font-weight-complex="bold"/>
    </style:style>
    <style:style style:name="P5" style:family="paragraph" style:parent-style-name="Standard">
      <style:paragraph-properties fo:text-align="center" style:justify-single-word="false"/>
      <style:text-properties style:font-name="FreeMono" fo:font-size="16pt" fo:font-weight="bold" officeooo:rsid="0021eef3" officeooo:paragraph-rsid="0021eef3"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FreeMono" fo:font-size="16pt" fo:font-weight="bold" officeooo:rsid="0022715b" officeooo:paragraph-rsid="0022715b" style:font-size-asian="16pt" style:font-weight-asian="bold" style:font-size-complex="16pt" style:font-weight-complex="bold"/>
    </style:style>
    <style:style style:name="P7" style:family="paragraph" style:parent-style-name="Standard">
      <style:paragraph-properties fo:text-align="start" style:justify-single-word="false"/>
      <style:text-properties style:font-name="FreeMono" fo:font-size="12pt" fo:font-weight="normal" officeooo:rsid="001d258d" officeooo:paragraph-rsid="001d258d"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FreeMono" fo:font-size="12pt" fo:font-weight="normal" officeooo:rsid="00206032" officeooo:paragraph-rsid="00206032"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FreeMono" fo:font-size="12pt" fo:font-weight="normal" officeooo:rsid="00212abd" officeooo:paragraph-rsid="00212abd"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FreeMono" fo:font-size="12pt" fo:font-weight="normal" officeooo:rsid="00212abd" officeooo:paragraph-rsid="0021eef3"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FreeMono" fo:font-size="12pt" fo:font-weight="normal" officeooo:rsid="0021eef3" officeooo:paragraph-rsid="0021eef3"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FreeMono" fo:font-size="12pt" fo:font-weight="normal" officeooo:rsid="0021eef3" officeooo:paragraph-rsid="0022715b"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FreeMono" fo:font-size="12pt" fo:font-weight="normal" officeooo:rsid="0021eef3" officeooo:paragraph-rsid="0023ae48" style:font-size-asian="10.5pt" style:font-weight-asian="normal" style:font-size-complex="12pt" style:font-weight-complex="normal"/>
    </style:style>
    <style:style style:name="P14" style:family="paragraph" style:parent-style-name="Standard">
      <style:paragraph-properties fo:text-align="center" style:justify-single-word="false" fo:break-before="page"/>
      <style:text-properties style:font-name="FreeMono" fo:font-size="16pt" fo:font-weight="bold" officeooo:rsid="001d258d" officeooo:paragraph-rsid="001d258d" style:font-size-asian="16pt" style:font-weight-asian="bold" style:font-size-complex="16pt" style:font-weight-complex="bold"/>
    </style:style>
    <style:style style:name="P15" style:family="paragraph" style:parent-style-name="Standard">
      <style:paragraph-properties fo:text-align="center" style:justify-single-word="false" fo:break-before="page"/>
      <style:text-properties style:font-name="FreeMono" fo:font-size="16pt" fo:font-weight="bold" officeooo:rsid="001eee34" officeooo:paragraph-rsid="001eee34" style:font-size-asian="16pt" style:font-weight-asian="bold" style:font-size-complex="16pt" style:font-weight-complex="bold"/>
    </style:style>
    <style:style style:name="P16" style:family="paragraph" style:parent-style-name="Standard">
      <style:paragraph-properties fo:text-align="center" style:justify-single-word="false" fo:break-before="page"/>
      <style:text-properties style:font-name="FreeMono" fo:font-size="16pt" fo:font-weight="bold" officeooo:rsid="00206032" officeooo:paragraph-rsid="00206032" style:font-size-asian="16pt" style:font-weight-asian="bold" style:font-size-complex="16pt" style:font-weight-complex="bold"/>
    </style:style>
    <style:style style:name="T1" style:family="text">
      <style:text-properties fo:font-style="italic" style:font-style-asian="italic" style:font-style-complex="italic"/>
    </style:style>
    <style:style style:name="T2" style:family="text">
      <style:text-properties fo:font-style="italic" officeooo:rsid="00227148" style:font-style-asian="italic" style:font-style-complex="italic"/>
    </style:style>
    <style:style style:name="T3" style:family="text">
      <style:text-properties style:text-position="super 58%"/>
    </style:style>
    <style:style style:name="T4" style:family="text">
      <style:text-properties style:text-position="0% 100%"/>
    </style:style>
    <style:style style:name="T5" style:family="text">
      <style:text-properties style:text-position="0% 100%" officeooo:rsid="0021eef3"/>
    </style:style>
    <style:style style:name="T6" style:family="text">
      <style:text-properties style:text-position="0% 100%" style:font-name-asian="FreeMono" style:font-name-complex="FreeMono"/>
    </style:style>
    <style:style style:name="T7" style:family="text">
      <style:text-properties style:text-position="sub 58%"/>
    </style:style>
    <style:style style:name="T8" style:family="text">
      <style:text-properties officeooo:rsid="0021eef3"/>
    </style:style>
    <style:style style:name="T9" style:family="text">
      <style:text-properties style:font-name-asian="FreeMono" style:font-name-complex="FreeMono"/>
    </style:style>
    <style:style style:name="T10" style:family="text">
      <style:text-properties officeooo:rsid="00227148"/>
    </style:style>
    <style:style style:name="T11" style:family="text">
      <style:text-properties officeooo:rsid="0022715b"/>
    </style:style>
    <style:style style:name="fr1"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ristopher Bero</text:p>
      <text:p text:style-name="P1">ISE 390</text:p>
      <text:p text:style-name="P1">Spring 2015</text:p>
      <text:p text:style-name="P1"/>
      <text:p text:style-name="P2">Semester Project</text:p>
      <text:p text:style-name="P7"/>
      <text:p text:style-name="P14">A</text:p>
      <text:p text:style-name="P7"/>
      <text:p text:style-name="P7"><text:tab/>For this project I will use <text:span text:style-name="T1">reflector</text:span>, a network performance gauge, to poll a collection of Archlinux mirror servers and measure their download speed <text:span text:style-name="T11">in KiloBits per second (KB/s)</text:span> to my computer.</text:p>
      <text:p text:style-name="P7"/>
      <text:p text:style-name="P2">B</text:p>
      <text:p text:style-name="P7"/>
      <text:p text:style-name="P7"><text:tab/>Reflector allows an Archlinux user to seamlessly test the most up-to-date mirrors available, and has an option to parse and return the detected speed of a server. To keep everything but the server as controlled as possible:</text:p>
      <text:p text:style-name="P7"/>
      <text:p text:style-name="P7">- The test was scripted in order to take as little time as possible, thus negating most effects of variable connection speed based on time of day.</text:p>
      <text:p text:style-name="P7">- The computer was not interfered with during the test, no other active network devices were connected to the LAN.</text:p>
      <text:p text:style-name="P7">- A random sample of available mirrors from around the planet was used to minimize geolocation favoring as much as possible.</text:p>
      <text:p text:style-name="P7"/>
      <text:p text:style-name="P7">Returned values were then truncated to one decimal point to fit the project's data criteria of 2-3 significant digits.</text:p>
      <text:p text:style-name="P7"/>
      <text:p text:style-name="P3"/>
      <text:p text:style-name="P15">C</text:p>
      <text:p text:style-name="P7"/>
      <text:p text:style-name="P7"><draw:frame draw:style-name="fr1" draw:name="Object1" text:anchor-type="paragraph" svg:width="4.7425in" svg:height="9.0665in" draw:z-index="0"><draw:object xlink:href="./Object 1" xlink:type="simple" xlink:show="embed" xlink:actuate="onLoad"/><draw:image xlink:href="./ObjectReplacements/Object 1" xlink:type="simple" xlink:show="embed" xlink:actuate="onLoad"/></draw:frame></text:p>
      <text:p text:style-name="P15">D</text:p>
      <text:p text:style-name="P7"/>
      <text:p text:style-name="P7"><draw:frame draw:style-name="fr1" draw:name="Object2" text:anchor-type="paragraph" svg:width="4.7425in" svg:height="9.0665in" draw:z-index="1"><draw:object xlink:href="./Object 2" xlink:type="simple" xlink:show="embed" xlink:actuate="onLoad"/><draw:image xlink:href="./ObjectReplacements/Object 2" xlink:type="simple" xlink:show="embed" xlink:actuate="onLoad"/></draw:frame></text:p>
      <text:p text:style-name="P16">E</text:p>
      <text:p text:style-name="P7"/>
      <text:p text:style-name="P8">Sum:</text:p>
      <text:p text:style-name="P8">17.3+19.7+26.3+29.6+30.4+36.0+42.2+42.7+44.9+46.1+46.4+47.3+50.8+50.8+51.1+54.3+55.0+55.6+57.4+58.4+58.6+59.6+60.0+60.1+60.9+61.5+62.3+62.4+62.7+63.6+64.2+65.4+65.5+65.6+67.9+68.0+70.1+70.2+71.6+72.0+74.9+75.0+75.2+76.2+76.5+78.1+86.4+96.096.9+106.1 = 2995</text:p>
      <text:p text:style-name="P8"/>
      <text:p text:style-name="P8">Mean:</text:p>
      <text:p text:style-name="P8">Sum / 50</text:p>
      <text:p text:style-name="P8">2995 / 50 = 59.9 <text:span text:style-name="T8">KB/s</text:span></text:p>
      <text:p text:style-name="P8"/>
      <text:p text:style-name="P4">F</text:p>
      <text:p text:style-name="P7"/>
      <text:p text:style-name="P8">Median:</text:p>
      <text:p text:style-name="P8">value(n/2) → value(25) → 60.1 <text:span text:style-name="T8">KB/s</text:span></text:p>
      <text:p text:style-name="P8"/>
      <text:p text:style-name="P4">G</text:p>
      <text:p text:style-name="P7"/>
      <text:p text:style-name="P8">Mode:</text:p>
      <text:p text:style-name="P8">Most occurrences in sample. Found by visual inspection of sorted data in section [D]. Mode is 50.8 <text:span text:style-name="T8">KB/s</text:span>.</text:p>
      <text:p text:style-name="P8"/>
      <text:p text:style-name="P4">H</text:p>
      <text:p text:style-name="P8"/>
      <text:p text:style-name="P8">Variance:</text:p>
      <text:p text:style-name="P8"/>
      <text:p text:style-name="P9">S<text:span text:style-name="T3">2</text:span><text:span text:style-name="T4"> = Sum((x</text:span><text:span text:style-name="T7">n</text:span><text:span text:style-name="T4"> + x</text:span><text:span text:style-name="T7">avg</text:span><text:span text:style-name="T4">)</text:span><text:span text:style-name="T3">2</text:span><text:span text:style-name="T4">)/n</text:span></text:p>
      <text:p text:style-name="P9"><text:span text:style-name="T4"/></text:p>
      <text:p text:style-name="P10"><text:span text:style-name="T4">Sum((x</text:span><text:span text:style-name="T7">n</text:span><text:span text:style-name="T4"> + x</text:span><text:span text:style-name="T7">avg</text:span><text:span text:style-name="T4">)</text:span><text:span text:style-name="T3">2</text:span><text:span text:style-name="T4">) = (17.3-59.9)</text:span><text:span text:style-name="T3">2</text:span><text:span text:style-name="T4">+(19.7-59.9)</text:span><text:span text:style-name="T3">2</text:span><text:span text:style-name="T4">+(26.3-59.9)</text:span><text:span text:style-name="T3">2</text:span><text:span text:style-name="T4">+(29.6-59.9)</text:span><text:span text:style-name="T3">2</text:span><text:span text:style-name="T4">+(30.4-59.9)</text:span><text:span text:style-name="T3">2</text:span><text:span text:style-name="T4">+(36.0-59.9)</text:span><text:span text:style-name="T3">2</text:span><text:span text:style-name="T4">+(42.2-59.9)</text:span><text:span text:style-name="T3">2</text:span><text:span text:style-name="T4">+(42.7-59.9)</text:span><text:span text:style-name="T3">2</text:span><text:span text:style-name="T4">+(44.9-59.9)</text:span><text:span text:style-name="T3">2</text:span><text:span text:style-name="T4">+(46.1-59.9)</text:span><text:span text:style-name="T3">2</text:span><text:span text:style-name="T4">+(46.4-59.9)</text:span><text:span text:style-name="T3">2</text:span><text:span text:style-name="T4">+(47.3-59.9)</text:span><text:span text:style-name="T3">2</text:span><text:span text:style-name="T4">+(50.8-59.9)</text:span><text:span text:style-name="T3">2</text:span><text:span text:style-name="T4">+(50.8-59.9)</text:span><text:span text:style-name="T3">2</text:span><text:span text:style-name="T4">+(51.1-59.9)</text:span><text:span text:style-name="T3">2</text:span><text:span text:style-name="T4">+(54.3-59.9)</text:span><text:span text:style-name="T3">2</text:span><text:span text:style-name="T4">+(55.0-59.9)</text:span><text:span text:style-name="T3">2</text:span><text:span text:style-name="T4">+(55.6-59.9)</text:span><text:span text:style-name="T3">2</text:span><text:span text:style-name="T4">+(57.4-59.9)</text:span><text:span text:style-name="T3">2</text:span><text:span text:style-name="T4">+(58.4-59.9)</text:span><text:span text:style-name="T3">2</text:span><text:span text:style-name="T4">+(58.6-59.9)</text:span><text:span text:style-name="T3">2</text:span><text:span text:style-name="T4">+(59.6-59.9)</text:span><text:span text:style-name="T3">2</text:span><text:span text:style-name="T4">+(60.0-59.9)</text:span><text:span text:style-name="T3">2</text:span><text:span text:style-name="T4">+(60.1-59.9)</text:span><text:span text:style-name="T3">2</text:span><text:span text:style-name="T4">+(60.9-59.9)</text:span><text:span text:style-name="T3">2</text:span><text:span text:style-name="T4">+(61.5-59.9)</text:span><text:span text:style-name="T3">2</text:span><text:span text:style-name="T4">+(62.3-59.9)</text:span><text:span text:style-name="T3">2</text:span><text:span text:style-name="T4">+(62.4-59.9)</text:span><text:span text:style-name="T3">2</text:span><text:span text:style-name="T4">+(62.7-59.9)</text:span><text:span text:style-name="T3">2</text:span><text:span text:style-name="T4">+(63.6-59.9)</text:span><text:span text:style-name="T3">2</text:span><text:span text:style-name="T4">+(64.2-59.9)</text:span><text:span text:style-name="T3">2</text:span><text:span text:style-name="T4">+(65.4-59.9)</text:span><text:span text:style-name="T3">2</text:span><text:span text:style-name="T4">+(65.5-59.9)</text:span><text:span text:style-name="T3">2</text:span><text:span text:style-name="T4">+(65.6-59.9)</text:span><text:span text:style-name="T3">2</text:span><text:span text:style-name="T4">+(67.9-59.9)</text:span><text:span text:style-name="T3">2</text:span><text:span text:style-name="T4">+(68.0-59.9)</text:span><text:span text:style-name="T3">2</text:span><text:span text:style-name="T4">+(70.1-59.9)</text:span><text:span text:style-name="T3">2</text:span><text:span text:style-name="T4">+(70.2-59.9)</text:span><text:span text:style-name="T3">2</text:span><text:span text:style-name="T4">+(71.6-59.9)</text:span><text:span text:style-name="T3">2</text:span><text:span text:style-name="T4">+(72.0-59.9)</text:span><text:span text:style-name="T3">2</text:span><text:span text:style-name="T4">+(74.9-59.9)</text:span><text:span text:style-name="T3">2</text:span><text:span text:style-name="T4">+(75.0-59.9)</text:span><text:span text:style-name="T3">2</text:span><text:span text:style-name="T4">+(75.2-59.9)</text:span><text:span text:style-name="T3">2</text:span><text:span text:style-name="T4">+(76.2-59.9)</text:span><text:span text:style-name="T3">2</text:span><text:span text:style-name="T4">+(76.5-59.9)</text:span><text:span text:style-name="T3">2</text:span><text:span text:style-name="T4">+(78.1-59.9)</text:span><text:span text:style-name="T3">2</text:span><text:span text:style-name="T4">+(86.4-59.9)</text:span><text:span text:style-name="T3">2</text:span><text:span text:style-name="T4">+(96.0-59.9)</text:span><text:span text:style-name="T3">2</text:span><text:span text:style-name="T4">+(96.9-59.9)</text:span><text:span text:style-name="T3">2</text:span><text:span text:style-name="T4">+(106.1-59.9)</text:span><text:span text:style-name="T3">2 </text:span><text:span text:style-name="T5">= 18.3 KB/s</text:span></text:p>
      <text:p text:style-name="P8"/>
      <text:p text:style-name="P5">I</text:p>
      <text:p text:style-name="P8"/>
      <text:p text:style-name="P11">Standard Deviation:</text:p>
      <text:p text:style-name="P11"/>
      <text:p text:style-name="P11">S = <text:span text:style-name="T9">⎷(</text:span>S<text:span text:style-name="T3">2</text:span><text:span text:style-name="T4">) = </text:span><text:span text:style-name="T6">⎷(18.3</text:span><text:span text:style-name="T4">) = 4.3 KB/s</text:span></text:p>
      <text:p text:style-name="P8"/>
      <text:p text:style-name="P5">J</text:p>
      <text:p text:style-name="P8"/>
      <text:p text:style-name="P11">Range:</text:p>
      <text:p text:style-name="P11">R = |x<text:span text:style-name="T7">max</text:span><text:span text:style-name="T4"> – x</text:span><text:span text:style-name="T7">min</text:span><text:span text:style-name="T4">| = |106.1 – 17.3| = 88.8 KB/s</text:span></text:p>
      <text:p text:style-name="P8"/>
      <text:p text:style-name="P5">K</text:p>
      <text:p text:style-name="P8"/>
      <text:p text:style-name="P11"><text:soft-page-break/>Minimum Value:</text:p>
      <text:p text:style-name="P11">Via visual inspection of the sorted data: 17.3 KB/s.</text:p>
      <text:p text:style-name="P11"/>
      <text:p text:style-name="P5">L</text:p>
      <text:p text:style-name="P11"/>
      <text:p text:style-name="P11">Maximum Value:</text:p>
      <text:p text:style-name="P11">Via visual inspection of the sorted data: 106.1 KB/s.</text:p>
      <text:p text:style-name="P11"/>
      <text:p text:style-name="P5">M</text:p>
      <text:p text:style-name="P11"/>
      <text:p text:style-name="P11"><text:tab/>At first blush, this sample appears to be discrete, with some number of KiloBits being brought in for every second. However, KiloBits are not discrete measurements, and are instead some sum of individual bits. This alone would not change the discrete distribution, since bits are in fact discrete elements and lead to the data having a finite counting step at the 0.001 <text:span text:style-name="T11">KB </text:span>mark. It is because we are looking at our data with respect to an interval of time that the distribution <text:span text:style-name="T10">then appears</text:span> continuous. For example, if we receive <text:span text:style-name="T10">nine</text:span> KiloBit<text:span text:style-name="T10">s</text:span> in <text:span text:style-name="T10">three</text:span> second<text:span text:style-name="T10">s</text:span>, then our rate is 3.333… KB/s. <text:span text:style-name="T10">BUT, 3.333… KB/s would not be reported by </text:span><text:span text:style-name="T2">reflector</text:span><text:span text:style-name="T10">, instead we would have 3.3 KB/s, which gives us a discrete precision limit of 0.1 KB/s. Hence, partially due to the sampling method, this sample models a discrete distribution.</text:span></text:p>
      <text:p text:style-name="P11"/>
      <text:p text:style-name="P5">N</text:p>
      <text:p text:style-name="P11"/>
      <text:p text:style-name="P12"><text:tab/><text:span text:style-name="T10">Of the distributions we have learned about during class, this data is limited to discrete distributions. This immediately discounts distributions such as the normal and t. Though discrete, we cannot match the Binomial distribution because the data contains more than the two outcomes required by a Binomial distribution. The other discrete distribution, Poisson probability function, matches perfectly with KiloBits per second since the distribution's definition is elements per time period. Furthermore, the Poisson distribution is used to model the probability of a wide range of distribution shapes, meaning that it is more likely to fit the curve of our sample for a provided lambda.</text:span></text:p>
      <text:p text:style-name="P11"/>
      <text:p text:style-name="P6">O</text:p>
      <text:p text:style-name="P11"/>
      <text:p text:style-name="P13"><text:tab/><text:span text:style-name="T11">Perhaps the most useful data generated by this sample is the higher range of value's relationship to the rest of the data: by its separation we can determine that careful choice of server may yield a large benefit for connections used while working on the installed operating system. Given the scope of randomly querying the planet, we can see that all of the servers were online and returning a usable rate of data (&lt;10KB/s is generally considered unusable). From the same viewpoint, our Standard Deviation is incredibly low, with a majority of the servers operating closely to the mean; this value may be affected by a larger number of servers located in the United States which would pull the bandwidth to values which don't take into account network infrastructure located offshore. I believe an appropriate inference from the sample would be that Archlinux mirrors in the universe are required to meet certain criteria to operate, thus producing the relatively flat distribution we hav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FreeMono" svg:font-family="Free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0T02:44:02.087953357</meta:creation-date>
    <dc:date>2015-04-20T04:20:48.523589393</dc:date>
    <meta:editing-duration>PT34M30S</meta:editing-duration>
    <meta:editing-cycles>6</meta:editing-cycles>
    <meta:generator>LibreOffice/4.4.2.2$Linux_X86_64 LibreOffice_project/40m0$Build-2</meta:generator>
    <meta:document-statistic meta:table-count="0" meta:image-count="0" meta:object-count="2" meta:page-count="6" meta:paragraph-count="48" meta:word-count="683" meta:character-count="4882" meta:non-whitespace-character-count="424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72.86pt"/>
    </style:style>
    <style:style style:name="co2" style:family="table-column">
      <style:table-column-properties fo:break-before="auto" style:column-width="68.6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121">
      <style:text-properties style:text-position=""/>
    </style:style>
    <style:style style:name="ce2" style:family="table-cell" style:parent-style-name="Default" style:data-style-name="N121"/>
  </office:automatic-styles>
  <office:body>
    <office:spreadsheet>
      <table:table table:name="Sheet1" table:style-name="ta1">
        <table:table-column table:style-name="co1" table:default-cell-style-name="Default"/>
        <table:table-column table:style-name="co2" table:default-cell-style-name="ce2"/>
        <table:table-row table:style-name="ro1">
          <table:table-cell office:value-type="string" calcext:value-type="string">
            <text:p>Server (URL)</text:p>
          </table:table-cell>
          <table:table-cell table:style-name="Default" office:value-type="string" calcext:value-type="string">
            <text:p>Rate (KiB/s)</text:p>
          </table:table-cell>
        </table:table-row>
        <table:table-row table:style-name="ro1">
          <table:table-cell office:value-type="string" calcext:value-type="string">
            <text:p>http://mirror.rit.edu/archlinux/</text:p>
          </table:table-cell>
          <table:table-cell office:value-type="float" office:value="86.4" calcext:value-type="float">
            <text:p>86.4</text:p>
          </table:table-cell>
        </table:table-row>
        <table:table-row table:style-name="ro1">
          <table:table-cell office:value-type="string" calcext:value-type="string">
            <text:p>http://mir.archlinux.fr/</text:p>
          </table:table-cell>
          <table:table-cell office:value-type="float" office:value="64.15" calcext:value-type="float">
            <text:p>64.2</text:p>
          </table:table-cell>
        </table:table-row>
        <table:table-row table:style-name="ro1">
          <table:table-cell office:value-type="string" calcext:value-type="string">
            <text:p>http://ftp.hosteurope.de/mirror/ftp.archlinux.org/</text:p>
          </table:table-cell>
          <table:table-cell office:value-type="float" office:value="62.66" calcext:value-type="float">
            <text:p>62.7</text:p>
          </table:table-cell>
        </table:table-row>
        <table:table-row table:style-name="ro1">
          <table:table-cell office:value-type="string" calcext:value-type="string">
            <text:p>http://ftp.tu-chemnitz.de/pub/linux/archlinux/</text:p>
          </table:table-cell>
          <table:table-cell office:value-type="float" office:value="59.6" calcext:value-type="float">
            <text:p>59.6</text:p>
          </table:table-cell>
        </table:table-row>
        <table:table-row table:style-name="ro1">
          <table:table-cell office:value-type="string" calcext:value-type="string">
            <text:p>http://ftp.eenet.ee/pub/archlinux/</text:p>
          </table:table-cell>
          <table:table-cell office:value-type="float" office:value="50.82" calcext:value-type="float">
            <text:p>50.8</text:p>
          </table:table-cell>
        </table:table-row>
        <table:table-row table:style-name="ro1">
          <table:table-cell office:value-type="string" calcext:value-type="string">
            <text:p>http://ftp.mfa.kfki.hu/pub/mirrors/ftp.archlinux.org/</text:p>
          </table:table-cell>
          <table:table-cell office:value-type="float" office:value="62.42" calcext:value-type="float">
            <text:p>62.4</text:p>
          </table:table-cell>
        </table:table-row>
        <table:table-row table:style-name="ro1">
          <table:table-cell office:value-type="string" calcext:value-type="string">
            <text:p>http://ftp5.gwdg.de/pub/linux/archlinux/</text:p>
          </table:table-cell>
          <table:table-cell office:value-type="float" office:value="68.01" calcext:value-type="float">
            <text:p>68.0</text:p>
          </table:table-cell>
        </table:table-row>
        <table:table-row table:style-name="ro1">
          <table:table-cell office:value-type="string" calcext:value-type="string">
            <text:p>http://ftp.heanet.ie/mirrors/ftp.archlinux.org/</text:p>
          </table:table-cell>
          <table:table-cell office:value-type="float" office:value="57.35" calcext:value-type="float">
            <text:p>57.4</text:p>
          </table:table-cell>
        </table:table-row>
        <table:table-row table:style-name="ro1">
          <table:table-cell office:value-type="string" calcext:value-type="string">
            <text:p>http://ftp.nluug.nl/os/Linux/distr/archlinux/</text:p>
          </table:table-cell>
          <table:table-cell office:value-type="float" office:value="54.26" calcext:value-type="float">
            <text:p>54.3</text:p>
          </table:table-cell>
        </table:table-row>
        <table:table-row table:style-name="ro1">
          <table:table-cell office:value-type="string" calcext:value-type="string">
            <text:p>http://archlinux.puzzle.ch/</text:p>
          </table:table-cell>
          <table:table-cell office:value-type="float" office:value="51.11" calcext:value-type="float">
            <text:p>51.1</text:p>
          </table:table-cell>
        </table:table-row>
        <table:table-row table:style-name="ro1">
          <table:table-cell office:value-type="string" calcext:value-type="string">
            <text:p>http://www.gtlib.gatech.edu/pub/archlinux/</text:p>
          </table:table-cell>
          <table:table-cell office:value-type="float" office:value="63.59" calcext:value-type="float">
            <text:p>63.6</text:p>
          </table:table-cell>
        </table:table-row>
        <table:table-row table:style-name="ro1">
          <table:table-cell office:value-type="string" calcext:value-type="string">
            <text:p>http://ftp.uni-kl.de/pub/linux/archlinux/</text:p>
          </table:table-cell>
          <table:table-cell office:value-type="float" office:value="70.05" calcext:value-type="float">
            <text:p>70.1</text:p>
          </table:table-cell>
        </table:table-row>
        <table:table-row table:style-name="ro1">
          <table:table-cell office:value-type="string" calcext:value-type="string">
            <text:p>http://ftp.linux.org.tr/archlinux/</text:p>
          </table:table-cell>
          <table:table-cell office:value-type="float" office:value="42.19" calcext:value-type="float">
            <text:p>42.2</text:p>
          </table:table-cell>
        </table:table-row>
        <table:table-row table:style-name="ro1">
          <table:table-cell office:value-type="string" calcext:value-type="string">
            <text:p>http://ftp.uni-bayreuth.de/linux/archlinux/</text:p>
          </table:table-cell>
          <table:table-cell office:value-type="float" office:value="54.95" calcext:value-type="float">
            <text:p>55.0</text:p>
          </table:table-cell>
        </table:table-row>
        <table:table-row table:style-name="ro1">
          <table:table-cell office:value-type="string" calcext:value-type="string">
            <text:p>http://mirror.csclub.uwaterloo.ca/archlinux/</text:p>
          </table:table-cell>
          <table:table-cell office:value-type="float" office:value="96.88" calcext:value-type="float">
            <text:p>96.9</text:p>
          </table:table-cell>
        </table:table-row>
        <table:table-row table:style-name="ro1">
          <table:table-cell office:value-type="string" calcext:value-type="string">
            <text:p>http://archlinux.mirrors.uk2.net/</text:p>
          </table:table-cell>
          <table:table-cell office:value-type="float" office:value="74.97" calcext:value-type="float">
            <text:p>75.0</text:p>
          </table:table-cell>
        </table:table-row>
        <table:table-row table:style-name="ro1">
          <table:table-cell office:value-type="string" calcext:value-type="string">
            <text:p>http://mirror.umd.edu/archlinux/</text:p>
          </table:table-cell>
          <table:table-cell office:value-type="float" office:value="96.03" calcext:value-type="float">
            <text:p>96.0</text:p>
          </table:table-cell>
        </table:table-row>
        <table:table-row table:style-name="ro1">
          <table:table-cell office:value-type="string" calcext:value-type="string">
            <text:p>http://ftp-stud.hs-esslingen.de/pub/Mirrors/archlinux/</text:p>
          </table:table-cell>
          <table:table-cell office:value-type="float" office:value="75.22" calcext:value-type="float">
            <text:p>75.2</text:p>
          </table:table-cell>
        </table:table-row>
        <table:table-row table:style-name="ro1">
          <table:table-cell office:value-type="string" calcext:value-type="string">
            <text:p>http://www.las.ic.unicamp.br/pub/archlinux/</text:p>
          </table:table-cell>
          <table:table-cell office:value-type="float" office:value="26.29" calcext:value-type="float">
            <text:p>26.3</text:p>
          </table:table-cell>
        </table:table-row>
        <table:table-row table:style-name="ro1">
          <table:table-cell office:value-type="string" calcext:value-type="string">
            <text:p>http://mirror.archlinux.no/</text:p>
          </table:table-cell>
          <table:table-cell office:value-type="float" office:value="76.17" calcext:value-type="float">
            <text:p>76.2</text:p>
          </table:table-cell>
        </table:table-row>
        <table:table-row table:style-name="ro1">
          <table:table-cell office:value-type="string" calcext:value-type="string">
            <text:p>http://mirror.isoc.org.il/pub/archlinux/</text:p>
          </table:table-cell>
          <table:table-cell office:value-type="float" office:value="71.58" calcext:value-type="float">
            <text:p>71.6</text:p>
          </table:table-cell>
        </table:table-row>
        <table:table-row table:style-name="ro1">
          <table:table-cell office:value-type="string" calcext:value-type="string">
            <text:p>http://ftp.osuosl.org/pub/archlinux/</text:p>
          </table:table-cell>
          <table:table-cell office:value-type="float" office:value="71.98" calcext:value-type="float">
            <text:p>72.0</text:p>
          </table:table-cell>
        </table:table-row>
        <table:table-row table:style-name="ro1">
          <table:table-cell office:value-type="string" calcext:value-type="string">
            <text:p>http://mirror.internode.on.net/pub/archlinux/</text:p>
          </table:table-cell>
          <table:table-cell office:value-type="float" office:value="36.01" calcext:value-type="float">
            <text:p>36.0</text:p>
          </table:table-cell>
        </table:table-row>
        <table:table-row table:style-name="ro1">
          <table:table-cell office:value-type="string" calcext:value-type="string">
            <text:p>http://mirror.yandex.ru/archlinux/</text:p>
          </table:table-cell>
          <table:table-cell office:value-type="float" office:value="58.43" calcext:value-type="float">
            <text:p>58.4</text:p>
          </table:table-cell>
        </table:table-row>
        <table:table-row table:style-name="ro1">
          <table:table-cell office:value-type="string" calcext:value-type="string">
            <text:p>http://archlinux.c3sl.ufpr.br/</text:p>
          </table:table-cell>
          <table:table-cell office:value-type="float" office:value="44.91" calcext:value-type="float">
            <text:p>44.9</text:p>
          </table:table-cell>
        </table:table-row>
        <table:table-row table:style-name="ro1">
          <table:table-cell office:value-type="string" calcext:value-type="string">
            <text:p>http://mirror.ancl.hawaii.edu/linux/archlinux/</text:p>
          </table:table-cell>
          <table:table-cell office:value-type="float" office:value="55.56" calcext:value-type="float">
            <text:p>55.6</text:p>
          </table:table-cell>
        </table:table-row>
        <table:table-row table:style-name="ro1">
          <table:table-cell office:value-type="string" calcext:value-type="string">
            <text:p>http://ftp.spline.inf.fu-berlin.de/mirrors/archlinux/</text:p>
          </table:table-cell>
          <table:table-cell office:value-type="float" office:value="60.01" calcext:value-type="float">
            <text:p>60.0</text:p>
          </table:table-cell>
        </table:table-row>
        <table:table-row table:style-name="ro1">
          <table:table-cell office:value-type="string" calcext:value-type="string">
            <text:p>http://lug.mtu.edu/archlinux/</text:p>
          </table:table-cell>
          <table:table-cell office:value-type="float" office:value="70.21" calcext:value-type="float">
            <text:p>70.2</text:p>
          </table:table-cell>
        </table:table-row>
        <table:table-row table:style-name="ro1">
          <table:table-cell office:value-type="string" calcext:value-type="string">
            <text:p>http://mirror.selfnet.de/archlinux/</text:p>
          </table:table-cell>
          <table:table-cell office:value-type="float" office:value="62.34" calcext:value-type="float">
            <text:p>62.3</text:p>
          </table:table-cell>
        </table:table-row>
        <table:table-row table:style-name="ro1">
          <table:table-cell office:value-type="string" calcext:value-type="string">
            <text:p>http://ftp.otenet.gr/linux/archlinux/</text:p>
          </table:table-cell>
          <table:table-cell office:value-type="float" office:value="60.08" calcext:value-type="float">
            <text:p>60.1</text:p>
          </table:table-cell>
        </table:table-row>
        <table:table-row table:style-name="ro1">
          <table:table-cell office:value-type="string" calcext:value-type="string">
            <text:p>http://ftp.df.lth.se/pub/archlinux/</text:p>
          </table:table-cell>
          <table:table-cell office:value-type="float" office:value="65.39" calcext:value-type="float">
            <text:p>65.4</text:p>
          </table:table-cell>
        </table:table-row>
        <table:table-row table:style-name="ro1">
          <table:table-cell office:value-type="string" calcext:value-type="string">
            <text:p>http://pet.inf.ufsc.br/mirrors/archlinux/</text:p>
          </table:table-cell>
          <table:table-cell office:value-type="float" office:value="46.42" calcext:value-type="float">
            <text:p>46.4</text:p>
          </table:table-cell>
        </table:table-row>
        <table:table-row table:style-name="ro1">
          <table:table-cell office:value-type="string" calcext:value-type="string">
            <text:p>http://archlinux.nautile.nc/archlinux/</text:p>
          </table:table-cell>
          <table:table-cell office:value-type="float" office:value="30.4" calcext:value-type="float">
            <text:p>30.4</text:p>
          </table:table-cell>
        </table:table-row>
        <table:table-row table:style-name="ro1">
          <table:table-cell office:value-type="string" calcext:value-type="string">
            <text:p>http://mirror.archlinux.ro/archlinux/</text:p>
          </table:table-cell>
          <table:table-cell office:value-type="float" office:value="46.1" calcext:value-type="float">
            <text:p>46.1</text:p>
          </table:table-cell>
        </table:table-row>
        <table:table-row table:style-name="ro1">
          <table:table-cell office:value-type="string" calcext:value-type="string">
            <text:p>http://ftp.cc.uoc.gr/mirrors/linux/archlinux/</text:p>
          </table:table-cell>
          <table:table-cell office:value-type="float" office:value="65.51" calcext:value-type="float">
            <text:p>65.5</text:p>
          </table:table-cell>
        </table:table-row>
        <table:table-row table:style-name="ro1">
          <table:table-cell office:value-type="string" calcext:value-type="string">
            <text:p>http://mirrors.kernel.org/archlinux/</text:p>
          </table:table-cell>
          <table:table-cell office:value-type="float" office:value="65.58" calcext:value-type="float">
            <text:p>65.6</text:p>
          </table:table-cell>
        </table:table-row>
        <table:table-row table:style-name="ro1">
          <table:table-cell office:value-type="string" calcext:value-type="string">
            <text:p>http://archlinux.limun.org/</text:p>
          </table:table-cell>
          <table:table-cell office:value-type="float" office:value="74.92" calcext:value-type="float">
            <text:p>74.9</text:p>
          </table:table-cell>
        </table:table-row>
        <table:table-row table:style-name="ro1">
          <table:table-cell office:value-type="string" calcext:value-type="string">
            <text:p>http://ftp.tku.edu.tw/Linux/ArchLinux/</text:p>
          </table:table-cell>
          <table:table-cell office:value-type="float" office:value="42.66" calcext:value-type="float">
            <text:p>42.7</text:p>
          </table:table-cell>
        </table:table-row>
        <table:table-row table:style-name="ro1">
          <table:table-cell office:value-type="string" calcext:value-type="string">
            <text:p>http://mirror.its.dal.ca/archlinux/</text:p>
          </table:table-cell>
          <table:table-cell office:value-type="float" office:value="76.54" calcext:value-type="float">
            <text:p>76.5</text:p>
          </table:table-cell>
        </table:table-row>
        <table:table-row table:style-name="ro1">
          <table:table-cell office:value-type="string" calcext:value-type="string">
            <text:p>http://mirror.cse.iitk.ac.in/archlinux/</text:p>
          </table:table-cell>
          <table:table-cell office:value-type="float" office:value="17.32" calcext:value-type="float">
            <text:p>17.3</text:p>
          </table:table-cell>
        </table:table-row>
        <table:table-row table:style-name="ro1">
          <table:table-cell office:value-type="string" calcext:value-type="string">
            <text:p>http://ftp.rnl.tecnico.ulisboa.pt/pub/archlinux/</text:p>
          </table:table-cell>
          <table:table-cell office:value-type="float" office:value="58.58" calcext:value-type="float">
            <text:p>58.6</text:p>
          </table:table-cell>
        </table:table-row>
        <table:table-row table:style-name="ro1">
          <table:table-cell office:value-type="string" calcext:value-type="string">
            <text:p>http://archlinux.mirror.kangaroot.net/</text:p>
          </table:table-cell>
          <table:table-cell office:value-type="float" office:value="29.55" calcext:value-type="float">
            <text:p>29.6</text:p>
          </table:table-cell>
        </table:table-row>
        <table:table-row table:style-name="ro1">
          <table:table-cell office:value-type="string" calcext:value-type="string">
            <text:p>http://archlinux.mirrors.ovh.net/archlinux/</text:p>
          </table:table-cell>
          <table:table-cell office:value-type="float" office:value="67.85" calcext:value-type="float">
            <text:p>67.9</text:p>
          </table:table-cell>
        </table:table-row>
        <table:table-row table:style-name="ro1">
          <table:table-cell office:value-type="string" calcext:value-type="string">
            <text:p>http://ftp.jaist.ac.jp/pub/Linux/ArchLinux/</text:p>
          </table:table-cell>
          <table:table-cell office:value-type="float" office:value="47.27" calcext:value-type="float">
            <text:p>47.3</text:p>
          </table:table-cell>
        </table:table-row>
        <table:table-row table:style-name="ro1">
          <table:table-cell office:value-type="string" calcext:value-type="string">
            <text:p>http://ftp.halifax.rwth-aachen.de/archlinux/</text:p>
          </table:table-cell>
          <table:table-cell office:value-type="float" office:value="106.13" calcext:value-type="float">
            <text:p>106.1</text:p>
          </table:table-cell>
        </table:table-row>
        <table:table-row table:style-name="ro1">
          <table:table-cell office:value-type="string" calcext:value-type="string">
            <text:p>http://mirrors.163.com/archlinux/</text:p>
          </table:table-cell>
          <table:table-cell office:value-type="float" office:value="19.73" calcext:value-type="float">
            <text:p>19.7</text:p>
          </table:table-cell>
        </table:table-row>
        <table:table-row table:style-name="ro1">
          <table:table-cell office:value-type="string" calcext:value-type="string">
            <text:p>http://artfiles.org/archlinux.org/</text:p>
          </table:table-cell>
          <table:table-cell office:value-type="float" office:value="50.75" calcext:value-type="float">
            <text:p>50.8</text:p>
          </table:table-cell>
        </table:table-row>
        <table:table-row table:style-name="ro1">
          <table:table-cell office:value-type="string" calcext:value-type="string">
            <text:p>http://mirrors.cat.pdx.edu/archlinux/</text:p>
          </table:table-cell>
          <table:table-cell office:value-type="float" office:value="78.05" calcext:value-type="float">
            <text:p>78.1</text:p>
          </table:table-cell>
        </table:table-row>
        <table:table-row table:style-name="ro1">
          <table:table-cell office:value-type="string" calcext:value-type="string">
            <text:p>http://mirror.datacenter.by/pub/archlinux/</text:p>
          </table:table-cell>
          <table:table-cell office:value-type="float" office:value="61.46" calcext:value-type="float">
            <text:p>61.5</text:p>
          </table:table-cell>
        </table:table-row>
        <table:table-row table:style-name="ro1">
          <table:table-cell office:value-type="string" calcext:value-type="string">
            <text:p>http://archlinux.uib.no/</text:p>
          </table:table-cell>
          <table:table-cell office:value-type="float" office:value="60.92" calcext:value-type="float">
            <text:p>60.9</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DejaVu Sans" fo:language="en" fo:country="US" style:font-name-asian="DejaVu Sans1" style:language-asian="zh" style:country-asian="CN" style:font-name-complex="DejaVu Sans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1" number:min-integer-digits="1"/>
    </number:number-style>
    <style:style style:name="Default" style:family="table-cell">
      <style:text-properties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20">00/00/0000</text:date>, <text:time style:data-style-name="N2" text:time-value="02:56:04.54262777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72.86pt"/>
    </style:style>
    <style:style style:name="co2" style:family="table-column">
      <style:table-column-properties fo:break-before="auto" style:column-width="68.6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121">
      <style:text-properties style:text-position=""/>
    </style:style>
    <style:style style:name="ce2" style:family="table-cell" style:parent-style-name="Default" style:data-style-name="N121"/>
  </office:automatic-styles>
  <office:body>
    <office:spreadsheet>
      <table:table table:name="Sheet1" table:style-name="ta1">
        <table:table-column table:style-name="co1" table:default-cell-style-name="Default"/>
        <table:table-column table:style-name="co2" table:default-cell-style-name="ce2"/>
        <table:table-row table:style-name="ro1">
          <table:table-cell office:value-type="string" calcext:value-type="string">
            <text:p>Server (URL)</text:p>
          </table:table-cell>
          <table:table-cell table:style-name="Default" office:value-type="string" calcext:value-type="string">
            <text:p>Rate (KiB/s)</text:p>
          </table:table-cell>
        </table:table-row>
        <table:table-row table:style-name="ro1">
          <table:table-cell office:value-type="string" calcext:value-type="string">
            <text:p>http://mirror.cse.iitk.ac.in/archlinux/</text:p>
          </table:table-cell>
          <table:table-cell office:value-type="float" office:value="17.32" calcext:value-type="float">
            <text:p>17.3</text:p>
          </table:table-cell>
        </table:table-row>
        <table:table-row table:style-name="ro1">
          <table:table-cell office:value-type="string" calcext:value-type="string">
            <text:p>http://mirrors.163.com/archlinux/</text:p>
          </table:table-cell>
          <table:table-cell office:value-type="float" office:value="19.73" calcext:value-type="float">
            <text:p>19.7</text:p>
          </table:table-cell>
        </table:table-row>
        <table:table-row table:style-name="ro1">
          <table:table-cell office:value-type="string" calcext:value-type="string">
            <text:p>http://www.las.ic.unicamp.br/pub/archlinux/</text:p>
          </table:table-cell>
          <table:table-cell office:value-type="float" office:value="26.29" calcext:value-type="float">
            <text:p>26.3</text:p>
          </table:table-cell>
        </table:table-row>
        <table:table-row table:style-name="ro1">
          <table:table-cell office:value-type="string" calcext:value-type="string">
            <text:p>http://archlinux.mirror.kangaroot.net/</text:p>
          </table:table-cell>
          <table:table-cell office:value-type="float" office:value="29.55" calcext:value-type="float">
            <text:p>29.6</text:p>
          </table:table-cell>
        </table:table-row>
        <table:table-row table:style-name="ro1">
          <table:table-cell office:value-type="string" calcext:value-type="string">
            <text:p>http://archlinux.nautile.nc/archlinux/</text:p>
          </table:table-cell>
          <table:table-cell office:value-type="float" office:value="30.4" calcext:value-type="float">
            <text:p>30.4</text:p>
          </table:table-cell>
        </table:table-row>
        <table:table-row table:style-name="ro1">
          <table:table-cell office:value-type="string" calcext:value-type="string">
            <text:p>http://mirror.internode.on.net/pub/archlinux/</text:p>
          </table:table-cell>
          <table:table-cell office:value-type="float" office:value="36.01" calcext:value-type="float">
            <text:p>36.0</text:p>
          </table:table-cell>
        </table:table-row>
        <table:table-row table:style-name="ro1">
          <table:table-cell office:value-type="string" calcext:value-type="string">
            <text:p>http://ftp.linux.org.tr/archlinux/</text:p>
          </table:table-cell>
          <table:table-cell office:value-type="float" office:value="42.19" calcext:value-type="float">
            <text:p>42.2</text:p>
          </table:table-cell>
        </table:table-row>
        <table:table-row table:style-name="ro1">
          <table:table-cell office:value-type="string" calcext:value-type="string">
            <text:p>http://ftp.tku.edu.tw/Linux/ArchLinux/</text:p>
          </table:table-cell>
          <table:table-cell office:value-type="float" office:value="42.66" calcext:value-type="float">
            <text:p>42.7</text:p>
          </table:table-cell>
        </table:table-row>
        <table:table-row table:style-name="ro1">
          <table:table-cell office:value-type="string" calcext:value-type="string">
            <text:p>http://archlinux.c3sl.ufpr.br/</text:p>
          </table:table-cell>
          <table:table-cell office:value-type="float" office:value="44.91" calcext:value-type="float">
            <text:p>44.9</text:p>
          </table:table-cell>
        </table:table-row>
        <table:table-row table:style-name="ro1">
          <table:table-cell office:value-type="string" calcext:value-type="string">
            <text:p>http://mirror.archlinux.ro/archlinux/</text:p>
          </table:table-cell>
          <table:table-cell office:value-type="float" office:value="46.1" calcext:value-type="float">
            <text:p>46.1</text:p>
          </table:table-cell>
        </table:table-row>
        <table:table-row table:style-name="ro1">
          <table:table-cell office:value-type="string" calcext:value-type="string">
            <text:p>http://pet.inf.ufsc.br/mirrors/archlinux/</text:p>
          </table:table-cell>
          <table:table-cell office:value-type="float" office:value="46.42" calcext:value-type="float">
            <text:p>46.4</text:p>
          </table:table-cell>
        </table:table-row>
        <table:table-row table:style-name="ro1">
          <table:table-cell office:value-type="string" calcext:value-type="string">
            <text:p>http://ftp.jaist.ac.jp/pub/Linux/ArchLinux/</text:p>
          </table:table-cell>
          <table:table-cell office:value-type="float" office:value="47.27" calcext:value-type="float">
            <text:p>47.3</text:p>
          </table:table-cell>
        </table:table-row>
        <table:table-row table:style-name="ro1">
          <table:table-cell office:value-type="string" calcext:value-type="string">
            <text:p>http://artfiles.org/archlinux.org/</text:p>
          </table:table-cell>
          <table:table-cell office:value-type="float" office:value="50.75" calcext:value-type="float">
            <text:p>50.8</text:p>
          </table:table-cell>
        </table:table-row>
        <table:table-row table:style-name="ro1">
          <table:table-cell office:value-type="string" calcext:value-type="string">
            <text:p>http://ftp.eenet.ee/pub/archlinux/</text:p>
          </table:table-cell>
          <table:table-cell office:value-type="float" office:value="50.82" calcext:value-type="float">
            <text:p>50.8</text:p>
          </table:table-cell>
        </table:table-row>
        <table:table-row table:style-name="ro1">
          <table:table-cell office:value-type="string" calcext:value-type="string">
            <text:p>http://archlinux.puzzle.ch/</text:p>
          </table:table-cell>
          <table:table-cell office:value-type="float" office:value="51.11" calcext:value-type="float">
            <text:p>51.1</text:p>
          </table:table-cell>
        </table:table-row>
        <table:table-row table:style-name="ro1">
          <table:table-cell office:value-type="string" calcext:value-type="string">
            <text:p>http://ftp.nluug.nl/os/Linux/distr/archlinux/</text:p>
          </table:table-cell>
          <table:table-cell office:value-type="float" office:value="54.26" calcext:value-type="float">
            <text:p>54.3</text:p>
          </table:table-cell>
        </table:table-row>
        <table:table-row table:style-name="ro1">
          <table:table-cell office:value-type="string" calcext:value-type="string">
            <text:p>http://ftp.uni-bayreuth.de/linux/archlinux/</text:p>
          </table:table-cell>
          <table:table-cell office:value-type="float" office:value="54.95" calcext:value-type="float">
            <text:p>55.0</text:p>
          </table:table-cell>
        </table:table-row>
        <table:table-row table:style-name="ro1">
          <table:table-cell office:value-type="string" calcext:value-type="string">
            <text:p>http://mirror.ancl.hawaii.edu/linux/archlinux/</text:p>
          </table:table-cell>
          <table:table-cell office:value-type="float" office:value="55.56" calcext:value-type="float">
            <text:p>55.6</text:p>
          </table:table-cell>
        </table:table-row>
        <table:table-row table:style-name="ro1">
          <table:table-cell office:value-type="string" calcext:value-type="string">
            <text:p>http://ftp.heanet.ie/mirrors/ftp.archlinux.org/</text:p>
          </table:table-cell>
          <table:table-cell office:value-type="float" office:value="57.35" calcext:value-type="float">
            <text:p>57.4</text:p>
          </table:table-cell>
        </table:table-row>
        <table:table-row table:style-name="ro1">
          <table:table-cell office:value-type="string" calcext:value-type="string">
            <text:p>http://mirror.yandex.ru/archlinux/</text:p>
          </table:table-cell>
          <table:table-cell office:value-type="float" office:value="58.43" calcext:value-type="float">
            <text:p>58.4</text:p>
          </table:table-cell>
        </table:table-row>
        <table:table-row table:style-name="ro1">
          <table:table-cell office:value-type="string" calcext:value-type="string">
            <text:p>http://ftp.rnl.tecnico.ulisboa.pt/pub/archlinux/</text:p>
          </table:table-cell>
          <table:table-cell office:value-type="float" office:value="58.58" calcext:value-type="float">
            <text:p>58.6</text:p>
          </table:table-cell>
        </table:table-row>
        <table:table-row table:style-name="ro1">
          <table:table-cell office:value-type="string" calcext:value-type="string">
            <text:p>http://ftp.tu-chemnitz.de/pub/linux/archlinux/</text:p>
          </table:table-cell>
          <table:table-cell office:value-type="float" office:value="59.6" calcext:value-type="float">
            <text:p>59.6</text:p>
          </table:table-cell>
        </table:table-row>
        <table:table-row table:style-name="ro1">
          <table:table-cell office:value-type="string" calcext:value-type="string">
            <text:p>http://ftp.spline.inf.fu-berlin.de/mirrors/archlinux/</text:p>
          </table:table-cell>
          <table:table-cell office:value-type="float" office:value="60.01" calcext:value-type="float">
            <text:p>60.0</text:p>
          </table:table-cell>
        </table:table-row>
        <table:table-row table:style-name="ro1">
          <table:table-cell office:value-type="string" calcext:value-type="string">
            <text:p>http://ftp.otenet.gr/linux/archlinux/</text:p>
          </table:table-cell>
          <table:table-cell office:value-type="float" office:value="60.08" calcext:value-type="float">
            <text:p>60.1</text:p>
          </table:table-cell>
        </table:table-row>
        <table:table-row table:style-name="ro1">
          <table:table-cell office:value-type="string" calcext:value-type="string">
            <text:p>http://archlinux.uib.no/</text:p>
          </table:table-cell>
          <table:table-cell office:value-type="float" office:value="60.92" calcext:value-type="float">
            <text:p>60.9</text:p>
          </table:table-cell>
        </table:table-row>
        <table:table-row table:style-name="ro1">
          <table:table-cell office:value-type="string" calcext:value-type="string">
            <text:p>http://mirror.datacenter.by/pub/archlinux/</text:p>
          </table:table-cell>
          <table:table-cell office:value-type="float" office:value="61.46" calcext:value-type="float">
            <text:p>61.5</text:p>
          </table:table-cell>
        </table:table-row>
        <table:table-row table:style-name="ro1">
          <table:table-cell office:value-type="string" calcext:value-type="string">
            <text:p>http://mirror.selfnet.de/archlinux/</text:p>
          </table:table-cell>
          <table:table-cell office:value-type="float" office:value="62.34" calcext:value-type="float">
            <text:p>62.3</text:p>
          </table:table-cell>
        </table:table-row>
        <table:table-row table:style-name="ro1">
          <table:table-cell office:value-type="string" calcext:value-type="string">
            <text:p>http://ftp.mfa.kfki.hu/pub/mirrors/ftp.archlinux.org/</text:p>
          </table:table-cell>
          <table:table-cell office:value-type="float" office:value="62.42" calcext:value-type="float">
            <text:p>62.4</text:p>
          </table:table-cell>
        </table:table-row>
        <table:table-row table:style-name="ro1">
          <table:table-cell office:value-type="string" calcext:value-type="string">
            <text:p>http://ftp.hosteurope.de/mirror/ftp.archlinux.org/</text:p>
          </table:table-cell>
          <table:table-cell office:value-type="float" office:value="62.66" calcext:value-type="float">
            <text:p>62.7</text:p>
          </table:table-cell>
        </table:table-row>
        <table:table-row table:style-name="ro1">
          <table:table-cell office:value-type="string" calcext:value-type="string">
            <text:p>http://www.gtlib.gatech.edu/pub/archlinux/</text:p>
          </table:table-cell>
          <table:table-cell office:value-type="float" office:value="63.59" calcext:value-type="float">
            <text:p>63.6</text:p>
          </table:table-cell>
        </table:table-row>
        <table:table-row table:style-name="ro1">
          <table:table-cell office:value-type="string" calcext:value-type="string">
            <text:p>http://mir.archlinux.fr/</text:p>
          </table:table-cell>
          <table:table-cell office:value-type="float" office:value="64.15" calcext:value-type="float">
            <text:p>64.2</text:p>
          </table:table-cell>
        </table:table-row>
        <table:table-row table:style-name="ro1">
          <table:table-cell office:value-type="string" calcext:value-type="string">
            <text:p>http://ftp.df.lth.se/pub/archlinux/</text:p>
          </table:table-cell>
          <table:table-cell office:value-type="float" office:value="65.39" calcext:value-type="float">
            <text:p>65.4</text:p>
          </table:table-cell>
        </table:table-row>
        <table:table-row table:style-name="ro1">
          <table:table-cell office:value-type="string" calcext:value-type="string">
            <text:p>http://ftp.cc.uoc.gr/mirrors/linux/archlinux/</text:p>
          </table:table-cell>
          <table:table-cell office:value-type="float" office:value="65.51" calcext:value-type="float">
            <text:p>65.5</text:p>
          </table:table-cell>
        </table:table-row>
        <table:table-row table:style-name="ro1">
          <table:table-cell office:value-type="string" calcext:value-type="string">
            <text:p>http://mirrors.kernel.org/archlinux/</text:p>
          </table:table-cell>
          <table:table-cell office:value-type="float" office:value="65.58" calcext:value-type="float">
            <text:p>65.6</text:p>
          </table:table-cell>
        </table:table-row>
        <table:table-row table:style-name="ro1">
          <table:table-cell office:value-type="string" calcext:value-type="string">
            <text:p>http://archlinux.mirrors.ovh.net/archlinux/</text:p>
          </table:table-cell>
          <table:table-cell office:value-type="float" office:value="67.85" calcext:value-type="float">
            <text:p>67.9</text:p>
          </table:table-cell>
        </table:table-row>
        <table:table-row table:style-name="ro1">
          <table:table-cell office:value-type="string" calcext:value-type="string">
            <text:p>http://ftp5.gwdg.de/pub/linux/archlinux/</text:p>
          </table:table-cell>
          <table:table-cell office:value-type="float" office:value="68.01" calcext:value-type="float">
            <text:p>68.0</text:p>
          </table:table-cell>
        </table:table-row>
        <table:table-row table:style-name="ro1">
          <table:table-cell office:value-type="string" calcext:value-type="string">
            <text:p>http://ftp.uni-kl.de/pub/linux/archlinux/</text:p>
          </table:table-cell>
          <table:table-cell office:value-type="float" office:value="70.05" calcext:value-type="float">
            <text:p>70.1</text:p>
          </table:table-cell>
        </table:table-row>
        <table:table-row table:style-name="ro1">
          <table:table-cell office:value-type="string" calcext:value-type="string">
            <text:p>http://lug.mtu.edu/archlinux/</text:p>
          </table:table-cell>
          <table:table-cell office:value-type="float" office:value="70.21" calcext:value-type="float">
            <text:p>70.2</text:p>
          </table:table-cell>
        </table:table-row>
        <table:table-row table:style-name="ro1">
          <table:table-cell office:value-type="string" calcext:value-type="string">
            <text:p>http://mirror.isoc.org.il/pub/archlinux/</text:p>
          </table:table-cell>
          <table:table-cell office:value-type="float" office:value="71.58" calcext:value-type="float">
            <text:p>71.6</text:p>
          </table:table-cell>
        </table:table-row>
        <table:table-row table:style-name="ro1">
          <table:table-cell office:value-type="string" calcext:value-type="string">
            <text:p>http://ftp.osuosl.org/pub/archlinux/</text:p>
          </table:table-cell>
          <table:table-cell office:value-type="float" office:value="71.98" calcext:value-type="float">
            <text:p>72.0</text:p>
          </table:table-cell>
        </table:table-row>
        <table:table-row table:style-name="ro1">
          <table:table-cell office:value-type="string" calcext:value-type="string">
            <text:p>http://archlinux.limun.org/</text:p>
          </table:table-cell>
          <table:table-cell office:value-type="float" office:value="74.92" calcext:value-type="float">
            <text:p>74.9</text:p>
          </table:table-cell>
        </table:table-row>
        <table:table-row table:style-name="ro1">
          <table:table-cell office:value-type="string" calcext:value-type="string">
            <text:p>http://archlinux.mirrors.uk2.net/</text:p>
          </table:table-cell>
          <table:table-cell office:value-type="float" office:value="74.97" calcext:value-type="float">
            <text:p>75.0</text:p>
          </table:table-cell>
        </table:table-row>
        <table:table-row table:style-name="ro1">
          <table:table-cell office:value-type="string" calcext:value-type="string">
            <text:p>http://ftp-stud.hs-esslingen.de/pub/Mirrors/archlinux/</text:p>
          </table:table-cell>
          <table:table-cell office:value-type="float" office:value="75.22" calcext:value-type="float">
            <text:p>75.2</text:p>
          </table:table-cell>
        </table:table-row>
        <table:table-row table:style-name="ro1">
          <table:table-cell office:value-type="string" calcext:value-type="string">
            <text:p>http://mirror.archlinux.no/</text:p>
          </table:table-cell>
          <table:table-cell office:value-type="float" office:value="76.17" calcext:value-type="float">
            <text:p>76.2</text:p>
          </table:table-cell>
        </table:table-row>
        <table:table-row table:style-name="ro1">
          <table:table-cell office:value-type="string" calcext:value-type="string">
            <text:p>http://mirror.its.dal.ca/archlinux/</text:p>
          </table:table-cell>
          <table:table-cell office:value-type="float" office:value="76.54" calcext:value-type="float">
            <text:p>76.5</text:p>
          </table:table-cell>
        </table:table-row>
        <table:table-row table:style-name="ro1">
          <table:table-cell office:value-type="string" calcext:value-type="string">
            <text:p>http://mirrors.cat.pdx.edu/archlinux/</text:p>
          </table:table-cell>
          <table:table-cell office:value-type="float" office:value="78.05" calcext:value-type="float">
            <text:p>78.1</text:p>
          </table:table-cell>
        </table:table-row>
        <table:table-row table:style-name="ro1">
          <table:table-cell office:value-type="string" calcext:value-type="string">
            <text:p>http://mirror.rit.edu/archlinux/</text:p>
          </table:table-cell>
          <table:table-cell office:value-type="float" office:value="86.4" calcext:value-type="float">
            <text:p>86.4</text:p>
          </table:table-cell>
        </table:table-row>
        <table:table-row table:style-name="ro1">
          <table:table-cell office:value-type="string" calcext:value-type="string">
            <text:p>http://mirror.umd.edu/archlinux/</text:p>
          </table:table-cell>
          <table:table-cell office:value-type="float" office:value="96.03" calcext:value-type="float">
            <text:p>96.0</text:p>
          </table:table-cell>
        </table:table-row>
        <table:table-row table:style-name="ro1">
          <table:table-cell office:value-type="string" calcext:value-type="string">
            <text:p>http://mirror.csclub.uwaterloo.ca/archlinux/</text:p>
          </table:table-cell>
          <table:table-cell office:value-type="float" office:value="96.88" calcext:value-type="float">
            <text:p>96.9</text:p>
          </table:table-cell>
        </table:table-row>
        <table:table-row table:style-name="ro1">
          <table:table-cell office:value-type="string" calcext:value-type="string">
            <text:p>http://ftp.halifax.rwth-aachen.de/archlinux/</text:p>
          </table:table-cell>
          <table:table-cell office:value-type="float" office:value="106.13" calcext:value-type="float">
            <text:p>106.1</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DejaVu Sans" fo:language="en" fo:country="US" style:font-name-asian="DejaVu Sans1" style:language-asian="zh" style:country-asian="CN" style:font-name-complex="DejaVu Sans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1" number:min-integer-digits="1"/>
    </number:number-style>
    <style:style style:name="Default" style:family="table-cell">
      <style:text-properties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20">00/00/0000</text:date>, <text:time style:data-style-name="N2" text:time-value="02:58:57.116891167">00:00:00</text:time></text:p>
        </style:region-right>
      </style:header>
      <style:header-left style:display="false"/>
      <style:footer>
        <text:p>Page <text:page-number>1</text:page-number> / <text:page-count>99</text:page-count></text:p>
      </style:footer>
      <style:footer-left style:display="false"/>
    </style:master-page>
  </office:master-styles>
</office:document-styles>
</file>